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list-style-name="L1">
      <style:paragraph-properties fo:line-height="200%"/>
    </style:style>
    <style:style style:name="P3" style:family="paragraph" style:parent-style-name="Standard">
      <style:paragraph-properties fo:line-height="200%"/>
      <style:text-properties fo:font-size="16pt" style:text-underline-style="solid" style:text-underline-width="auto" style:text-underline-color="font-color"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verview</text:p>
      <text:p text:style-name="P1"><text:tab/>The program I am working on is to help the Hom biology lab to discover interesting interactions with micro organisms. We want to see what organism could make a community a live harmoniously together. This program is to help supplement research and provide stronger evidence to claims made in lab experiments. I chose this project because I wanted to do something completely new and exciting. This project is something I look forward to seeing the end result myself.</text:p>
      <text:p text:style-name="P1"/>
      <text:p text:style-name="P3">MVP</text:p>
      <text:p text:style-name="P1"><text:tab/>The MVP is a desktop application the simulates micro-organisms using agent-based algorithms to mimic how real-world chemistry and biology function. The purpose is to run the environments and collect statistical data about different variables in the experiment. Other features that are outside the scope of MVP is to allow the ability to save experiments to look back on them later, and to form 3D models of the environment.</text:p>
      <text:p text:style-name="P1"/>
      <text:p text:style-name="P3">Design</text:p>
      <text:p text:style-name="P1"><text:tab/>I will be using Julia for the bulk of the program. This was requested by the client after some research I found that it was capable of doing what was needed for the project. Julia is my back-end with Blink, which is built from electron, to handle window creation and message passing from front to back. The front and UI is build using HTML, CSS, and Javascript. This is the only front-end technology that I am familiar with. The hardest part of this stack is the use of Julia. It is a completely new language to me and I will have to learn as I go. The estimate of API usage is about 15% only being used for middle of the stack.</text:p>
      <text:p text:style-name="P1"><text:tab/>Another stack I thought about using was the unreal Engine. Usually used for video games but could work for a program like this. Again its entirely new to me and would have to learn the entire <text:soft-page-break/>stack that is built into the engine. Which would take a lot of time but ultimately I think it would run better. As unreal engine has been out much longer and has had time work clean up bugs and coding issues. This stack is much more reliant on code packages at about 50%.</text:p>
      <text:p text:style-name="P1"/>
      <text:p text:style-name="P3">Timeline</text:p>
      <text:list xml:id="list7858864321726461100" text:style-name="L1">
        <text:list-item>
          <text:p text:style-name="P2">3/6<text:tab/>Build the base UI/template</text:p>
        </text:list-item>
        <text:list-item>
          <text:p text:style-name="P2">3/13<text:tab/>Build forms to get needed information on molecules microbes</text:p>
        </text:list-item>
        <text:list-item>
          <text:p text:style-name="P2">3/20<text:tab/>Build the simulation function/ environment</text:p>
        </text:list-item>
        <text:list-item>
          <text:p text:style-name="P2">3/27<text:tab/>Build chemical diffusion function</text:p>
        </text:list-item>
        <text:list-item>
          <text:p text:style-name="P2">3/27<text:tab/>Debug/clean</text:p>
        </text:list-item>
        <text:list-item>
          <text:p text:style-name="P2">3/27<text:tab/>Build one microbe</text:p>
        </text:list-item>
        <text:list-item>
          <text:p text:style-name="P2">3/27<text:tab/>Debug/ check with department to make sure its life-like</text:p>
        </text:list-item>
        <text:list-item>
          <text:p text:style-name="P2">4/3<text:tab/>format and design output</text:p>
        </text:list-item>
        <text:list-item>
          <text:p text:style-name="P2">4/10<text:tab/>polish and change with the direction of spons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ph Tanner</meta:initial-creator>
    <meta:creation-date>2023-03-05T11:24:05.08</meta:creation-date>
    <meta:document-statistic meta:table-count="0" meta:image-count="0" meta:object-count="0" meta:page-count="2" meta:paragraph-count="17" meta:word-count="426" meta:character-count="2374"/>
    <dc:date>2023-03-05T11:59:46.53</dc:date>
    <dc:creator>Joeph Tanner</dc:creator>
    <meta:editing-duration>PT2M30S</meta:editing-duration>
    <meta:editing-cycles>1</meta:editing-cycles>
    <meta:generator>OpenOffice/4.1.13$Win32 OpenOffice.org_project/4113m1$Build-9810</meta:generator>
  </office:meta>
</office:document-meta>
</file>